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24-01-2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23-02-07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22-09-06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22-05-09 0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22-02-07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21-01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20-01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9-09-16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9-06-04 0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9-04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9-01-29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8-09-1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8-05-14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7-09-19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7-05-16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7-01-27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6-09-29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6-05-03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6-01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5-07-0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87</text:p>
          </table:table-cell>
          <table:table-cell office:value-type="string" calcext:value-type="string">
            <text:p>AS-037</text:p>
          </table:table-cell>
          <table:table-cell office:value-type="string" calcext:value-type="string">
            <text:p>2015-04-20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